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Gisha" svg:font-family="Gisha" style:font-family-generic="swiss" style:font-pitch="variable" svg:panose-1="2 11 5 2 4 2 4 2 2 3"/>
    <style:font-face style:name="Helvetica" svg:font-family="Helvetica" style:font-family-generic="system" style:font-pitch="variable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8472in" style:use-optimal-column-width="false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4.4298in" style:use-optimal-column-width="false"/>
    </style:style>
    <style:style style:name="Table1" style:family="table" style:master-page-name="MP0">
      <style:table-properties style:width="9.6236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="Gisha" style:font-name-complex="Gisha" fo:font-weight="bold" style:font-weight-asian="bold"/>
    </style:style>
    <style:style style:name="T9" style:parent-style-name="Strong" style:family="text">
      <style:text-properties style:font-name="Helvetica" style:font-name-complex="Helvetica" fo:color="#141412" fo:background-color="#FFFFFF"/>
    </style:style>
    <style:style style:name="T10" style:parent-style-name="apple-converted-space" style:family="text">
      <style:text-properties style:font-name="Helvetica" style:font-name-complex="Helvetica" fo:font-weight="bold" style:font-weight-asian="bold" style:font-weight-complex="bold" fo:color="#141412" fo:background-color="#FFFFFF"/>
    </style:style>
    <style:style style:name="T11" style:parent-style-name="Strong" style:family="text">
      <style:text-properties style:font-name="Helvetica" style:font-name-complex="Helvetica" fo:color="#141412" fo:background-color="#FFFFFF"/>
    </style:style>
    <style:style style:name="T12" style:parent-style-name="DefaultParagraphFont" style:family="text">
      <style:text-properties style:font-name="Gisha" style:font-name-complex="Gisha"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Gisha" style:font-name-complex="Gisha"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Gisha" style:font-name-complex="Gisha" fo:font-weight="bold" style:font-weight-asian="bold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Gisha" style:font-name-complex="Gisha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Hyperlink" style:family="text">
      <style:text-properties style:font-name="Gisha" style:font-name-complex="Gisha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T25" style:parent-style-name="Hyperlink" style:family="text">
      <style:text-properties style:font-name="Helvetica" style:font-name-complex="Helvetica" fo:background-color="#FFFFFF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T28" style:parent-style-name="Hyperlink" style:family="text">
      <style:text-properties style:font-name="Helvetica" style:font-name-complex="Helvetica" fo:background-color="#FFFFFF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T31" style:parent-style-name="Hyperlink" style:family="text">
      <style:text-properties style:font-name="Helvetica" style:font-name-complex="Helvetica" fo:background-color="#FFFFFF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T34" style:parent-style-name="Hyperlink" style:family="text">
      <style:text-properties style:font-name="Gisha" style:font-name-complex="Gisha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Hyperlink" style:family="text">
      <style:text-properties style:font-name="Gisha" style:font-name-complex="Gisha"/>
    </style:style>
    <style:style style:name="T38" style:parent-style-name="DefaultParagraphFont" style:family="text">
      <style:text-properties style:font-name="Gisha" style:font-name-complex="Gisha" fo:font-weight="bold" style:font-weight-asian="bold" style:font-weight-complex="bold"/>
    </style:style>
    <style:style style:name="P39" style:parent-style-name="Normal" style:family="paragraph">
      <style:paragraph-properties fo:margin-bottom="0in" fo:line-height="100%"/>
      <style:text-properties style:font-name="Gisha" style:font-name-complex="Gisha" fo:font-weight="bold" style:font-weight-asian="bold" style:font-weight-complex="bold"/>
    </style:style>
    <style:style style:name="P40" style:parent-style-name="Normal" style:family="paragraph">
      <style:paragraph-properties fo:margin-bottom="0in" fo:line-height="100%"/>
    </style:style>
    <style:style style:name="T41" style:parent-style-name="Hyperlink" style:family="text">
      <style:text-properties style:font-name="Gisha" style:font-name-complex="Gisha" style:font-weight-complex="bold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T44" style:parent-style-name="Hyperlink" style:family="text">
      <style:text-properties style:font-name="Gisha" style:font-name-complex="Gisha"/>
    </style:style>
    <style:style style:name="P45" style:parent-style-name="Normal" style:family="paragraph">
      <style:paragraph-properties fo:margin-bottom="0in" fo:line-height="100%"/>
      <style:text-properties style:font-name="Gisha" style:font-name-complex="Gisha"/>
    </style:style>
    <style:style style:name="P46" style:parent-style-name="Normal" style:family="paragraph">
      <style:paragraph-properties fo:margin-bottom="0in" fo:line-height="100%"/>
    </style:style>
    <style:style style:name="T47" style:parent-style-name="Hyperlink" style:family="text">
      <style:text-properties style:font-name="Gisha" style:font-name-complex="Gisha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T50" style:parent-style-name="Hyperlink" style:family="text">
      <style:text-properties style:font-name="Gisha" style:font-name-complex="Gisha"/>
    </style:style>
    <style:style style:name="T51" style:parent-style-name="Hyperlink" style:family="text">
      <style:text-properties style:font-name="Gisha" style:font-name-complex="Gisha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  <style:text-properties style:font-name="Gisha" style:font-name-complex="Gisha"/>
    </style:style>
    <style:style style:name="P54" style:parent-style-name="Normal" style:family="paragraph">
      <style:paragraph-properties fo:margin-bottom="0in" fo:line-height="100%"/>
      <style:text-properties style:font-name="Gisha" style:font-name-complex="Gisha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Gisha" style:font-name-complex="Gisha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60" style:parent-style-name="Hyperlink" style:family="text">
      <style:text-properties style:font-name="Gisha" style:font-name-complex="Gisha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T63" style:parent-style-name="Hyperlink" style:family="text">
      <style:text-properties style:font-name="Helvetica" style:font-name-complex="Helvetica" fo:background-color="#FFFFFF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T66" style:parent-style-name="Hyperlink" style:family="text">
      <style:text-properties style:font-name="Helvetica" style:font-name-complex="Helvetica" fo:background-color="#FFFFFF"/>
    </style:style>
    <style:style style:name="T67" style:parent-style-name="Hyperlink" style:family="text">
      <style:text-properties style:font-name="Gisha" style:font-name-complex="Gisha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style:font-name="Helvetica" style:font-name-complex="Helvetica" fo:background-color="#FFFFFF"/>
    </style:style>
    <style:style style:name="T70" style:parent-style-name="Hyperlink" style:family="text">
      <style:text-properties style:font-name="Helvetica" style:font-name-complex="Helvetica" fo:background-color="#FFFFFF"/>
    </style:style>
    <style:style style:name="T71" style:parent-style-name="DefaultParagraphFont" style:family="text">
      <style:text-properties style:font-name="Helvetica" style:font-name-complex="Helvetica" fo:background-color="#FFFFFF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74" style:parent-style-name="Hyperlink" style:family="text">
      <style:text-properties style:font-name="Gisha" style:font-name-complex="Gisha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T77" style:parent-style-name="Hyperlink" style:family="text">
      <style:text-properties style:font-name="Gisha" style:font-name-complex="Gisha"/>
    </style:style>
    <style:style style:name="P78" style:parent-style-name="Normal" style:family="paragraph">
      <style:paragraph-properties fo:margin-bottom="0in" fo:line-height="100%"/>
      <style:text-properties style:font-name="Gisha" style:font-name-complex="Gisha"/>
    </style:style>
    <style:style style:name="P79" style:parent-style-name="NormalWeb" style:family="paragraph">
      <style:paragraph-properties fo:margin-top="0in" fo:margin-bottom="0.25in"/>
    </style:style>
    <style:style style:name="T80" style:parent-style-name="Hyperlink" style:family="text">
      <style:text-properties style:font-name="Gisha" style:font-name-complex="Gisha" fo:font-size="11pt" style:font-size-asian="11pt" style:font-size-complex="11pt" fo:background-color="#FFFFFF"/>
    </style:style>
    <style:style style:name="P81" style:parent-style-name="Normal" style:family="paragraph">
      <style:paragraph-properties fo:margin-bottom="0in" fo:line-height="100%"/>
    </style:style>
    <style:style style:name="T82" style:parent-style-name="Hyperlink" style:family="text">
      <style:text-properties style:font-name="Helvetica" style:font-name-complex="Helvetica" fo:background-color="#FFFFFF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style:font-name="Gisha" style:font-name-complex="Gisha" style:font-weight-complex="bold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90" style:parent-style-name="Hyperlink" style:family="text">
      <style:text-properties style:font-name="Helvetica" style:font-name-complex="Helvetica" fo:background-color="#FFFFFF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94" style:parent-style-name="Hyperlink" style:family="text">
      <style:text-properties style:font-name="Gisha" style:font-name-complex="Gisha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T97" style:parent-style-name="Hyperlink" style:family="text">
      <style:text-properties style:font-name="Gisha" style:font-name-complex="Gisha"/>
    </style:style>
    <style:style style:name="P98" style:parent-style-name="Normal" style:family="paragraph">
      <style:paragraph-properties fo:margin-bottom="0in" fo:line-height="100%"/>
      <style:text-properties style:font-name="Gisha" style:font-name-complex="Gisha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Gisha" style:font-name-complex="Gisha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104" style:parent-style-name="Hyperlink" style:family="text">
      <style:text-properties style:font-name="Helvetica" style:font-name-complex="Helvetica" fo:background-color="#FFFFFF"/>
    </style:style>
    <style:style style:name="T105" style:parent-style-name="Hyperlink" style:family="text">
      <style:text-properties style:font-name="Helvetica" style:font-name-complex="Helvetica" fo:background-color="#FFFFFF"/>
    </style:style>
    <style:style style:name="T106" style:parent-style-name="Hyperlink" style:family="text">
      <style:text-properties style:font-name="Helvetica" style:font-name-complex="Helvetica" fo:background-color="#FFFFFF"/>
    </style:style>
    <style:style style:name="T107" style:parent-style-name="Hyperlink" style:family="text">
      <style:text-properties style:font-name="Helvetica" style:font-name-complex="Helvetica" fo:background-color="#FFFFFF"/>
    </style:style>
    <style:style style:name="T108" style:parent-style-name="Hyperlink" style:family="text">
      <style:text-properties style:font-name="Helvetica" style:font-name-complex="Helvetica" fo:background-color="#FFFFFF"/>
    </style:style>
    <style:style style:name="T109" style:parent-style-name="Hyperlink" style:family="text">
      <style:text-properties style:font-name="Helvetica" style:font-name-complex="Helvetica" fo:background-color="#FFFFFF"/>
    </style:style>
    <style:style style:name="T110" style:parent-style-name="Hyperlink" style:family="text">
      <style:text-properties style:font-name="Helvetica" style:font-name-complex="Helvetica" fo:background-color="#FFFFFF"/>
    </style:style>
    <style:style style:name="T111" style:parent-style-name="Hyperlink" style:family="text">
      <style:text-properties style:font-name="Helvetica" style:font-name-complex="Helvetica" fo:background-color="#FFFFFF"/>
    </style:style>
    <style:style style:name="T112" style:parent-style-name="DefaultParagraphFont" style:family="text">
      <style:text-properties style:font-name="Helvetica" style:font-name-complex="Helvetica" fo:background-color="#FFFFFF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T115" style:parent-style-name="Hyperlink" style:family="text">
      <style:text-properties style:font-name="Helvetica" style:font-name-complex="Helvetica" fo:background-color="#FFFFFF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T118" style:parent-style-name="Hyperlink" style:family="text">
      <style:text-properties style:font-name="Helvetica" style:font-name-complex="Helvetica" fo:background-color="#FFFFFF"/>
    </style:style>
    <style:style style:name="T119" style:parent-style-name="Hyperlink" style:family="text">
      <style:text-properties style:font-name="Helvetica" style:font-name-complex="Helvetica" fo:background-color="#FFFFFF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  <style:style style:name="T122" style:parent-style-name="Hyperlink" style:family="text">
      <style:text-properties style:font-name="Helvetica" style:font-name-complex="Helvetica" fo:background-color="#FFFFFF"/>
    </style:style>
    <style:style style:name="P123" style:parent-style-name="Normal" style:family="paragraph">
      <style:paragraph-properties fo:margin-bottom="0in" fo:line-height="100%"/>
    </style:style>
    <style:style style:name="P124" style:parent-style-name="Normal" style:family="paragraph">
      <style:paragraph-properties fo:margin-bottom="0in" fo:line-height="100%"/>
    </style:style>
    <style:style style:name="T125" style:parent-style-name="Hyperlink" style:family="text">
      <style:text-properties style:font-name="Helvetica" style:font-name-complex="Helvetica" fo:background-color="#FFFFFF"/>
    </style:style>
    <style:style style:name="P126" style:parent-style-name="Normal" style:family="paragraph">
      <style:paragraph-properties fo:margin-bottom="0in" fo:line-height="100%"/>
      <style:text-properties style:font-name="Gisha" style:font-name-complex="Gisha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129" style:parent-style-name="Hyperlink" style:family="text">
      <style:text-properties style:font-name="Gisha" style:font-name-complex="Gisha"/>
    </style:style>
    <style:style style:name="P130" style:parent-style-name="Normal" style:family="paragraph">
      <style:paragraph-properties fo:margin-bottom="0in" fo:line-height="100%"/>
    </style:style>
    <style:style style:name="P131" style:parent-style-name="Normal" style:family="paragraph">
      <style:paragraph-properties fo:margin-bottom="0in" fo:line-height="100%"/>
      <style:text-properties style:font-name="Gisha" style:font-name-complex="Gisha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Gisha" style:font-name-complex="Gisha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Gisha" style:font-name-complex="Gisha"/>
    </style:style>
    <style:style style:name="P137" style:parent-style-name="Normal" style:family="paragraph">
      <style:paragraph-properties fo:margin-bottom="0in" fo:line-height="100%"/>
      <style:text-properties style:font-name="Gisha" style:font-name-complex="Gisha"/>
    </style:style>
    <style:style style:name="P138" style:parent-style-name="Normal" style:family="paragraph">
      <style:paragraph-properties fo:margin-bottom="0in" fo:line-height="100%"/>
    </style:style>
    <style:style style:name="T139" style:parent-style-name="Hyperlink" style:family="text">
      <style:text-properties style:font-name="Helvetica" style:font-name-complex="Helvetica" fo:background-color="#FFFFFF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143" style:parent-style-name="Hyperlink" style:family="text">
      <style:text-properties style:font-name="Gisha" style:font-name-complex="Gisha"/>
    </style:style>
    <style:style style:name="P144" style:parent-style-name="Normal" style:family="paragraph">
      <style:paragraph-properties fo:margin-bottom="0in" fo:line-height="100%"/>
    </style:style>
    <style:style style:name="P145" style:parent-style-name="Normal" style:family="paragraph">
      <style:paragraph-properties fo:margin-bottom="0in" fo:line-height="100%"/>
    </style:style>
    <style:style style:name="T146" style:parent-style-name="Hyperlink" style:family="text">
      <style:text-properties style:font-name="Gisha" style:font-name-complex="Gisha"/>
    </style:style>
    <style:style style:name="T147" style:parent-style-name="Hyperlink" style:family="text">
      <style:text-properties style:font-name="Gisha" style:font-name-complex="Gisha"/>
    </style:style>
    <style:style style:name="P148" style:parent-style-name="ListParagraph" style:family="paragraph">
      <style:paragraph-properties fo:margin-bottom="0in" fo:line-height="100%"/>
    </style:style>
    <style:style style:name="P149" style:parent-style-name="ListParagraph" style:family="paragraph">
      <style:paragraph-properties fo:margin-bottom="0in" fo:line-height="100%" fo:margin-left="0.0236in">
        <style:tab-stops/>
      </style:paragraph-properties>
    </style:style>
    <style:style style:name="T150" style:parent-style-name="Hyperlink" style:family="text">
      <style:text-properties style:font-name="Gisha" style:font-name-complex="Gisha" style:use-window-font-color="true" fo:font-size="10pt" style:font-size-asian="10pt" style:font-size-complex="10pt" style:text-underline-type="none"/>
    </style:style>
    <style:style style:name="P151" style:parent-style-name="Normal" style:family="paragraph">
      <style:paragraph-properties fo:margin-bottom="0in" fo:line-height="100%"/>
      <style:text-properties style:font-name="Gisha" style:font-name-complex="Gisha"/>
    </style:style>
    <style:style style:name="P152" style:parent-style-name="Normal" style:family="paragraph">
      <style:paragraph-properties fo:margin-bottom="0in" fo:line-height="100%"/>
    </style:style>
    <style:style style:name="T153" style:parent-style-name="Hyperlink" style:family="text">
      <style:text-properties style:font-name="Gisha" style:font-name-complex="Gisha"/>
    </style:style>
    <style:style style:name="P154" style:parent-style-name="Normal" style:family="paragraph">
      <style:paragraph-properties fo:margin-bottom="0in" fo:line-height="100%"/>
      <style:text-properties style:font-name="Gisha" style:font-name-complex="Gisha"/>
    </style:style>
    <style:style style:name="P155" style:parent-style-name="Normal" style:family="paragraph">
      <style:paragraph-properties fo:margin-bottom="0in" fo:line-height="100%"/>
    </style:style>
    <style:style style:name="T156" style:parent-style-name="Hyperlink" style:family="text">
      <style:text-properties style:font-name="Gisha" style:font-name-complex="Gisha"/>
    </style:style>
    <style:style style:name="P157" style:parent-style-name="Normal" style:family="paragraph">
      <style:paragraph-properties fo:margin-bottom="0in" fo:line-height="100%"/>
      <style:text-properties style:font-name="Gisha" style:font-name-complex="Gisha"/>
    </style:style>
    <style:style style:name="P158" style:parent-style-name="Normal" style:family="paragraph">
      <style:paragraph-properties fo:margin-bottom="0in" fo:line-height="100%"/>
    </style:style>
    <style:style style:name="T159" style:parent-style-name="Hyperlink" style:family="text">
      <style:text-properties style:font-name="Gisha" style:font-name-complex="Gisha"/>
    </style:style>
    <style:style style:name="T160" style:parent-style-name="Hyperlink" style:family="text">
      <style:text-properties style:font-name="Gisha" style:font-name-complex="Gisha"/>
    </style:style>
    <style:style style:name="T161" style:parent-style-name="Hyperlink" style:family="text">
      <style:text-properties style:font-name="Gisha" style:font-name-complex="Gisha"/>
    </style:style>
    <style:style style:name="T162" style:parent-style-name="Hyperlink" style:family="text">
      <style:text-properties style:font-name="Gisha" style:font-name-complex="Gisha"/>
    </style:style>
    <style:style style:name="T163" style:parent-style-name="Hyperlink" style:family="text">
      <style:text-properties style:font-name="Gisha" style:font-name-complex="Gisha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="Gisha" style:font-name-complex="Gisha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Gisha" style:font-name-complex="Gisha"/>
    </style:style>
    <style:style style:name="P169" style:parent-style-name="Normal" style:family="paragraph">
      <style:paragraph-properties fo:margin-bottom="0in" fo:line-height="100%"/>
      <style:text-properties style:font-name="Gisha" style:font-name-complex="Gisha"/>
    </style:style>
    <style:style style:name="P170" style:parent-style-name="Normal" style:family="paragraph">
      <style:paragraph-properties fo:margin-bottom="0in" fo:line-height="100%"/>
    </style:style>
    <style:style style:name="T171" style:parent-style-name="Hyperlink" style:family="text">
      <style:text-properties style:font-name="Helvetica" style:font-name-complex="Helvetica" fo:background-color="#FFFFFF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175" style:parent-style-name="Hyperlink" style:family="text">
      <style:text-properties style:font-name="Gisha" style:font-name-complex="Gisha"/>
    </style:style>
    <style:style style:name="T176" style:parent-style-name="Hyperlink" style:family="text">
      <style:text-properties style:font-name="Gisha" style:font-name-complex="Gisha"/>
    </style:style>
    <style:style style:name="T177" style:parent-style-name="Hyperlink" style:family="text">
      <style:text-properties style:font-name="Gisha" style:font-name-complex="Gisha"/>
    </style:style>
    <style:style style:name="P178" style:parent-style-name="Normal" style:family="paragraph">
      <style:text-properties style:font-name="Gisha" style:font-name-complex="Gisha" fo:font-weight="bold" style:font-weight-asian="bold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9264" draw:id="id0" draw:style-name="a0" draw:name="Text Box 1" text:anchor-type="paragraph" svg:x="-0.01667in" svg:y="-0.63194in" svg:width="9.54167in" svg:height="0.40833in" style:rel-width="scale" style:rel-height="scale"><draw:text-box><text:p text:style-name="Normal"><text:span text:style-name="T9">Mobilising</text:span><text:span text:style-name="T10"> </text:span><text:span text:style-name="T11">Evidence and Organisational Knowledge Cascade Training Pack Contents and Useful Links</text:span></text:p></draw:text-box><svg:title/><svg:desc/></draw:frame></text:span><text:span text:style-name="T12">Section</text:span></text:p>
          </table:table-cell>
          <table:table-cell table:style-name="TableCell13">
            <text:p text:style-name="P14">Cascade Training Pack Contents</text:p>
          </table:table-cell>
          <table:table-cell table:style-name="TableCell15">
            <text:p text:style-name="P16">Links</text:p>
          </table:table-cell>
        </table:table-row>
        <table:table-row table:style-name="TableRow17">
          <table:table-cell table:style-name="TableCell18">
            <text:p text:style-name="P19">Welcome</text:p>
          </table:table-cell>
          <table:table-cell table:style-name="TableCell20">
            <text:p text:style-name="P21"><text:a xlink:href="http://kfh.libraryservices.nhs.uk/wp-content/uploads/2017/03/10-sample-AGENDA-KM-1-day-workshop-for-LKS-in-England-1515-Cascading-session.docx" office:target-frame-name="_top" xlink:show="replace"><text:span text:style-name="T22">Sample Agenda for a 1 Day Workshop</text:span></text:a></text:p>
            <text:p text:style-name="P23"/>
            <text:p text:style-name="P24"><text:a xlink:href="http://kfh.libraryservices.nhs.uk/wp-content/uploads/2017/03/Knowledge-Management-Training-survey-briefing.pdf" office:target-frame-name="_top" xlink:show="replace"><text:span text:style-name="T25">Mobilising Evidence and Organisational Knowledge Workshop Survey</text:span></text:a></text:p>
            <text:p text:style-name="P26"/>
            <text:p text:style-name="P27"><text:a xlink:href="http://kfh.libraryservices.nhs.uk/wp-content/uploads/2017/03/3-April-2017-Mobilising-Evidence-and-Organisational-Knowledge-Train-the-Trainers-slides-v1.0-1-1.pptx" office:target-frame-name="_top" xlink:show="replace"><text:span text:style-name="T28">Slide Set with speaker notes</text:span></text:a></text:p>
            <text:p text:style-name="P29"/>
            <text:p text:style-name="P30"><text:a xlink:href="http://kfh.libraryservices.nhs.uk/wp-content/uploads/2017/03/Knowledge-for-Healthcare-Policy-Statement-Nov-2016.pdf" office:target-frame-name="_top" xlink:show="replace"><text:span text:style-name="T31">Knowledge for Healthcare Policy Statement Nov 2016</text:span></text:a></text:p>
            <text:p text:style-name="P32"/>
            <text:p text:style-name="P33"><text:a xlink:href="http://kfh.libraryservices.nhs.uk/wp-content/uploads/2017/03/3-KfH-Briefing-on-Carter-Informing-productivity-09022017.pdf" office:target-frame-name="_top" xlink:show="replace"><text:span text:style-name="T34">KfH Briefing on Carter Informing Productivity</text:span></text:a></text:p>
          </table:table-cell>
          <table:table-cell table:style-name="TableCell35">
            <text:p text:style-name="P36"><text:a xlink:href="https://www.instituteforgovernment.org.uk/sites/default/files/publications/local-public-service-reform-final.pdf" office:target-frame-name="_top" xlink:show="replace"><text:span text:style-name="T37">Sophie Wilson et al. <text:s/>Local public service reform: Supporting learning to integrate services and improve outcomes, 2016</text:span></text:a><text:span text:style-name="T38"><text:s/></text:span></text:p>
            <text:p text:style-name="P39"/>
            <text:p text:style-name="P40"><text:a xlink:href="https://hee.nhs.uk/sites/default/files/documents/Knowledge%20for%20healthcare%20-%20a%20development%20framework.pdf" office:target-frame-name="_top" xlink:show="replace"><text:span text:style-name="T41">Knowledge for Healthcare, 2014</text:span></text:a></text:p>
            <text:p text:style-name="P42"/>
            <text:p text:style-name="P43"><text:a xlink:href="https://www.england.nhs.uk/stps/" office:target-frame-name="_top" xlink:show="replace"><text:span text:style-name="T44">NHS England STPS</text:span></text:a></text:p>
            <text:p text:style-name="P45"/>
            <text:p text:style-name="P46"><text:a xlink:href="https://www.hee.nhs.uk/our-work/research-learning-innovation/healthcare-library-knowledge-services/our-policy" office:target-frame-name="_top" xlink:show="replace"><text:span text:style-name="T47">Health Education England, <text:s/>NHS Library and Knowledge Services in England Policy</text:span></text:a></text:p>
            <text:p text:style-name="P48"/>
            <text:p text:style-name="P49"><text:a xlink:href="https://www.cilip.org.uk/advocacy-campaigns-awards/advocacy-campaigns/million-decisions" office:target-frame-name="_top" xlink:show="replace"><text:span text:style-name="T50">#</text:span><text:span text:style-name="T51">AMillionDecisions</text:span></text:a></text:p>
            <text:p text:style-name="P52"/>
            <text:p text:style-name="P53"/>
            <text:p text:style-name="P54"/>
          </table:table-cell>
        </table:table-row>
        <table:table-row table:style-name="TableRow55">
          <table:table-cell table:style-name="TableCell56">
            <text:p text:style-name="P57">Signposting opportunities to build your skills</text:p>
          </table:table-cell>
          <table:table-cell table:style-name="TableCell58">
            <text:p text:style-name="P59"><text:a xlink:href="https://www.cilip.org.uk/sites/default/files/documents/pksb_brochure_web_version.pdf" office:target-frame-name="_top" xlink:show="replace"><text:span text:style-name="T60">PKSB for Health flyer</text:span></text:a></text:p>
            <text:p text:style-name="P61"/>
            <text:p text:style-name="P62"><text:a xlink:href="http://www.libraryservices.nhs.uk/document_uploads/Marketing/Look%20no%20further%20than%20the%20Learning%20Zone.pdf" office:target-frame-name="_top" xlink:show="replace"><text:span text:style-name="T63">Learning Zone Flyer</text:span></text:a></text:p>
            <text:p text:style-name="P64"/>
            <text:p text:style-name="P65"><text:a xlink:href="http://kfh.libraryservices.nhs.uk/wp-content/uploads/2017/03/KM-Dev-opportunities-December-2016-Final.pdf" office:target-frame-name="_top" xlink:show="replace"><text:span text:style-name="T66">Development Opportunities Guide</text:span><text:span text:style-name="T67"><text:s/></text:span></text:a></text:p>
            <text:p text:style-name="P68"><text:span text:style-name="T69">Opportunities incorporated into the<text:s/></text:span><text:a xlink:href="https://kfh.libraryservices.nhs.uk/learning-zone/" office:target-frame-name="_top" xlink:show="replace"><text:span text:style-name="T70">Learning Zone</text:span></text:a><text:span text:style-name="T71"><text:s/>in 2018</text:span></text:p>
          </table:table-cell>
          <table:table-cell table:style-name="TableCell72">
            <text:p text:style-name="P73"><text:a xlink:href="https://www.cilip.org.uk/careers/professional-knowledge-skills-base/pksb-health" office:target-frame-name="_top" xlink:show="replace"><text:span text:style-name="T74">PKSB for Health</text:span></text:a></text:p>
            <text:p text:style-name="P75"/>
            <text:p text:style-name="P76"><text:a xlink:href="http://kfh.libraryservices.nhs.uk/learning-zone/" office:target-frame-name="_top" xlink:show="replace"><text:span text:style-name="T77">The Learning Zone</text:span></text:a></text:p>
            <text:p text:style-name="P78"/>
            <text:p text:style-name="P79"><text:a xlink:href="http://kfh.libraryservices.nhs.uk/wp-content/uploads/2017/03/Synthesising-and-Summarising-Course-1.pdf" office:target-frame-name="_top" xlink:show="replace"><text:span text:style-name="T80">Overview of Synthesis and Summarising Workshop</text:span></text:a></text:p>
            <text:p text:style-name="P81"><text:a xlink:href="http://kfh.libraryservices.nhs.uk/wp-content/uploads/2017/03/Making-LKS-business-critical-1.pdf" office:target-frame-name="_top" xlink:show="replace"><text:span text:style-name="T82">Overview of Making LKS Business Critical Workshop</text:span></text:a></text:p>
            <text:p text:style-name="P83"/>
          </table:table-cell>
        </table:table-row>
        <table:table-row table:style-name="TableRow84">
          <table:table-cell table:style-name="TableCell85">
            <text:p text:style-name="P86"><text:span text:style-name="T87">Knowledge Management Toolkit</text:span></text:p>
          </table:table-cell>
          <table:table-cell table:style-name="TableCell88">
            <text:p text:style-name="P89"><text:a xlink:href="http://kfh.libraryservices.nhs.uk/wp-content/uploads/2017/03/KM-Toolkit-Knowledge-Cafe.ppt" office:target-frame-name="_top" xlink:show="replace"><text:span text:style-name="T90">Knowledge Café Guide</text:span></text:a></text:p>
            <text:p text:style-name="P91"/>
          </table:table-cell>
          <table:table-cell table:style-name="TableCell92">
            <text:p text:style-name="P93"><text:a xlink:href="http://kfh.libraryservices.nhs.uk/knowledge-management/km-goals-tools-and-techniques/" office:target-frame-name="_top" xlink:show="replace"><text:span text:style-name="T94">Knowledge Management Toolkit</text:span></text:a></text:p>
            <text:p text:style-name="P95"/>
            <text:p text:style-name="P96"><text:a xlink:href="http://www.ksslibraries.nhs.uk/elearning/km/p_assist/peer_assist/movie-test/peer_assist_b.swf" office:target-frame-name="_top" xlink:show="replace"><text:span text:style-name="T97">Peer Assist - the Movie</text:span></text:a></text:p>
            <text:p text:style-name="P98"/>
          </table:table-cell>
        </table:table-row>
        <table:table-row table:style-name="TableRow99">
          <table:table-cell table:style-name="TableCell100">
            <text:p text:style-name="P101">Managing organisational knowledge</text:p>
          </table:table-cell>
          <table:table-cell table:style-name="TableCell102">
            <text:p text:style-name="P103"><text:a xlink:href="https://kfh.libraryservices.nhs.uk/knowledge-management/evidence-and-knowledge-self-assessment-tool/" office:target-frame-name="_top" xlink:show="replace"><text:span text:style-name="T104">E</text:span><text:span text:style-name="T105">vidence and<text:s/></text:span><text:span text:style-name="T106"><text:s/>Knowledge Self-A</text:span><text:span text:style-name="T107">ssessment<text:s/></text:span><text:span text:style-name="T108">Tool<text:s/></text:span><text:span text:style-name="T109">(</text:span><text:span text:style-name="T110">aka<text:s/></text:span><text:span text:style-name="T111">the Board Tool)<text:s/></text:span></text:a><text:span text:style-name="T112"><text:s/></text:span></text:p>
            <text:p text:style-name="P113"/>
            <text:p text:style-name="P114"><text:a xlink:href="http://kfh.libraryservices.nhs.uk/wp-content/uploads/2017/03/MEOK-self-assess-tool-development-process-08.04.17.pdf" office:target-frame-name="_top" xlink:show="replace"><text:span text:style-name="T115">Development of the self-assessment framework</text:span></text:a></text:p>
            <text:p text:style-name="P116"/>
            <text:p text:style-name="P117"><text:a xlink:href="http://kfh.libraryservices.nhs.uk/wp-content/uploads/2017/03/Guidance-for-LKS-staff-How-to-use-the-Utilising-External-Evidence-and-Organisational-Knowledge-self-assessment-tool-08.04.17.pdf" office:target-frame-name="_top" xlink:show="replace"><text:span text:style-name="T118">Guidance for LKS staff How to use the Utilising<text:s/></text:span><text:soft-page-break/><text:span text:style-name="T119">External Evidence and Organisational Knowledge self-assessment tool</text:span></text:a></text:p>
            <text:p text:style-name="P120"><text:a xlink:href="http://kfh.libraryservices.nhs.uk/wp-content/uploads/2017/03/6-Guidance-for-LKS-staff-How-to-use-the-Utilising-External-Evidence-and-Organisational-Knowledge-self-assessment-tool-v2-board-tool-session.pdf" office:target-frame-name="_top" xlink:show="replace"/></text:p>
            <text:p text:style-name="P121"><text:a xlink:href="http://kfh.libraryservices.nhs.uk/wp-content/uploads/2017/03/MEOK-self-assess-tool-Business-as-Usual-activity.docx" office:target-frame-name="_top" xlink:show="replace"><text:span text:style-name="T122">Activity: Business as usual or beyond?</text:span></text:a></text:p>
            <text:p text:style-name="P123"/>
            <text:p text:style-name="P124"><text:a xlink:href="http://kfh.libraryservices.nhs.uk/wp-content/uploads/2017/03/MEOK-Self-assess-tool-action-card-2.pptx" office:target-frame-name="_top" xlink:show="replace"><text:span text:style-name="T125">Activity Implementation Action Card</text:span></text:a></text:p>
            <text:p text:style-name="P126"/>
          </table:table-cell>
          <table:table-cell table:style-name="TableCell127">
            <text:p text:style-name="P128"><text:a xlink:href="http://kfh.libraryservices.nhs.uk/wp-content/uploads/2017/03/Section-4-with-links-to-examples-and-tips-v1.docx" office:target-frame-name="_top" xlink:show="replace"><text:span text:style-name="T129">Section 4 Priorities and Planning. Customisable version with links to tips and examples for local adaptation. (Links open as Powerpoint slides).</text:span></text:a></text:p>
            <text:p text:style-name="P130"/>
            <text:p text:style-name="P131"/>
          </table:table-cell>
        </table:table-row>
        <table:table-row table:style-name="TableRow132">
          <table:table-cell table:style-name="TableCell133">
            <text:p text:style-name="P134">Mobilising the knowledge of the healthcare workforce<text:s/></text:p>
          </table:table-cell>
          <table:table-cell table:style-name="TableCell135">
            <text:p text:style-name="P136">A Little Experiment (contact Louise Goswami<text:s/>to obtain this activity. <text:s/>Not to be included in packs but used on the day)</text:p>
            <text:p text:style-name="P137"/>
            <text:p text:style-name="P138"><text:a xlink:href="http://kfh.libraryservices.nhs.uk/wp-content/uploads/2017/03/PESTLE.docx" office:target-frame-name="_top" xlink:show="replace"><text:span text:style-name="T139">PESTLE</text:span></text:a></text:p>
            <text:p text:style-name="P140"/>
          </table:table-cell>
          <table:table-cell table:style-name="TableCell141">
            <text:p text:style-name="P142"><text:a xlink:href="https://www.e-lfh.org.uk/programmes/knowledge-mobilisation-framework/" office:target-frame-name="_top" xlink:show="replace"><text:span text:style-name="T143">E-Learning</text:span></text:a></text:p>
            <text:p text:style-name="P144"/>
            <text:p text:style-name="P145"><text:a xlink:href="http://kfh.libraryservices.nhs.uk/wp-content/uploads/2016/08/Knowledge_Management.pdf" office:target-frame-name="_top" xlink:show="replace"><text:span text:style-name="T146">KM Postcards</text:span></text:a><text:span text:style-name="T147"><text:s/></text:span></text:p>
            <text:p text:style-name="P148"/>
            <text:p text:style-name="P149"><text:span text:style-name="T150">A set number of packs are available for each region contact your Strategic Lead to obtain these.</text:span></text:p>
            <text:p text:style-name="P151"/>
            <text:p text:style-name="P152"><text:a xlink:href="http://www.ksslibraries.nhs.uk/elearning/km/retrospects/km_retrospects/lao/m2_lao.swf" office:target-frame-name="_top" xlink:show="replace"><text:span text:style-name="T153">Retrospective reviews in practice video 1</text:span></text:a></text:p>
            <text:p text:style-name="P154"/>
            <text:p text:style-name="P155"><text:a xlink:href="http://www.ksslibraries.nhs.uk/elearning/km/retrospects/km_retrospects/tomlinson/m3_tomlinson.swf" office:target-frame-name="_top" xlink:show="replace"><text:span text:style-name="T156">Retrospective reviews in practice video 2</text:span></text:a></text:p>
            <text:p text:style-name="P157"/>
            <text:p text:style-name="P158"><text:a xlink:href="http://kfh.libraryservices.nhs.uk/wp-content/uploads/2017/02/Main-Report.pdf" office:target-frame-name="_top" xlink:show="replace"><text:span text:style-name="T159">The capture, storage and sharing<text:s/></text:span><text:span text:style-name="T160">knowledge<text:s/></text:span><text:span text:style-name="T161">model (</text:span><text:span text:style-name="T162">KfH<text:s/></text:span><text:span text:style-name="T163">Leadership Group Project)</text:span></text:a></text:p>
          </table:table-cell>
        </table:table-row>
        <table:table-row table:style-name="TableRow164">
          <table:table-cell table:style-name="TableCell165">
            <text:p text:style-name="P166">Cascade Training</text:p>
          </table:table-cell>
          <table:table-cell table:style-name="TableCell167">
            <text:p text:style-name="P168">Evaluation<text:s/>– to follow</text:p>
            <text:p text:style-name="P169"/>
            <text:p text:style-name="P170"><text:a xlink:href="http://kfh.libraryservices.nhs.uk/wp-content/uploads/2017/03/Lessons-learnt_tips-from-workshop.pdf" office:target-frame-name="_top" xlink:show="replace"><text:span text:style-name="T171">Lessons learnt - tips from workshop</text:span></text:a></text:p>
            <text:p text:style-name="P172"/>
          </table:table-cell>
          <table:table-cell table:style-name="TableCell173">
            <text:p text:style-name="P174"><text:a xlink:href="http://kfh.libraryservices.nhs.uk/knowledge-management/knowledge-management-story/" office:target-frame-name="_top" xlink:show="replace"><text:span text:style-name="T175">KM Ca</text:span><text:span text:style-name="T176">s</text:span><text:span text:style-name="T177">e Studies</text:span></text:a></text:p>
          </table:table-cell>
        </table:table-row>
      </table:table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Gisha" svg:font-family="Gisha" style:font-family-generic="swiss" style:font-pitch="variable" svg:panose-1="2 11 5 2 4 2 4 2 2 3"/>
    <style:font-face style:name="Helvetica" svg:font-family="Helvetica" style:font-family-generic="system" style:font-pitch="variable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ison</meta:initial-creator>
    <dc:creator>phoebe macindoe</dc:creator>
    <meta:creation-date>2021-06-14T08:22:00Z</meta:creation-date>
    <dc:date>2021-06-14T08:22:00Z</dc:date>
    <meta:template xlink:href="Normal.dotm" xlink:type="simple"/>
    <meta:editing-cycles>2</meta:editing-cycles>
    <meta:editing-duration>PT0S</meta:editing-duration>
    <meta:document-statistic meta:page-count="2" meta:paragraph-count="12" meta:word-count="939" meta:character-count="6285" meta:row-count="44" meta:non-whitespace-character-count="5358"/>
  </office:meta>
</office:document-meta>
</file>